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/>
    </style:style>
    <style:style style:name="P2" style:family="paragraph" style:parent-style-name="Standard">
      <style:paragraph-properties fo:line-height="200%"/>
      <style:text-properties style:font-name="Liberation Mono" style:text-underline-style="none" officeooo:rsid="001e5dbd" officeooo:paragraph-rsid="001e5dbd"/>
    </style:style>
    <style:style style:name="P3" style:family="paragraph" style:parent-style-name="Standard" style:list-style-name="L1">
      <style:paragraph-properties fo:line-height="200%"/>
      <style:text-properties style:font-name="Liberation Mono" style:text-underline-style="none" officeooo:rsid="001e5dbd" officeooo:paragraph-rsid="001e5dbd"/>
    </style:style>
    <style:style style:name="P4" style:family="paragraph" style:parent-style-name="Standard" style:list-style-name="L1">
      <style:paragraph-properties fo:line-height="200%"/>
      <style:text-properties style:font-name="Liberation Mono" style:text-underline-style="none" officeooo:rsid="001e5dbd" officeooo:paragraph-rsid="00290a1d"/>
    </style:style>
    <style:style style:name="P5" style:family="paragraph" style:parent-style-name="Standard">
      <style:paragraph-properties fo:line-height="200%"/>
      <style:text-properties style:font-name="Liberation Mono" style:text-underline-style="none"/>
    </style:style>
    <style:style style:name="P6" style:family="paragraph" style:parent-style-name="Standard">
      <style:paragraph-properties fo:line-height="200%"/>
      <style:text-properties style:font-name="Liberation Mono" style:text-underline-style="none" officeooo:rsid="002439eb" officeooo:paragraph-rsid="002439eb"/>
    </style:style>
    <style:style style:name="P7" style:family="paragraph" style:parent-style-name="Standard">
      <style:paragraph-properties fo:line-height="200%"/>
      <style:text-properties style:font-name="Liberation Mono" style:text-underline-style="none" officeooo:rsid="002439eb" officeooo:paragraph-rsid="002439eb" fo:background-color="#fff200"/>
    </style:style>
    <style:style style:name="P8" style:family="paragraph" style:parent-style-name="Standard" style:list-style-name="L2">
      <style:paragraph-properties fo:line-height="200%"/>
      <style:text-properties style:font-name="Liberation Mono" style:text-underline-style="none" officeooo:rsid="002439eb" officeooo:paragraph-rsid="002439eb" fo:background-color="transparent"/>
    </style:style>
    <style:style style:name="P9" style:family="paragraph" style:parent-style-name="Standard">
      <style:paragraph-properties fo:line-height="200%"/>
      <style:text-properties style:font-name="Liberation Mono" style:text-underline-style="none" officeooo:rsid="002439eb" officeooo:paragraph-rsid="002439eb" fo:background-color="transparent"/>
    </style:style>
    <style:style style:name="P10" style:family="paragraph" style:parent-style-name="Standard">
      <style:paragraph-properties fo:line-height="200%"/>
      <style:text-properties style:font-name="Liberation Mono" style:text-underline-style="none" officeooo:rsid="00262e95" officeooo:paragraph-rsid="00262e95"/>
    </style:style>
    <style:style style:name="P11" style:family="paragraph" style:parent-style-name="Standard">
      <style:paragraph-properties fo:line-height="200%" fo:text-align="center" style:justify-single-word="false"/>
      <style:text-properties style:font-name="Liberation Mono" style:text-underline-style="none" fo:font-weight="bold" style:font-weight-asian="bold" style:font-weight-complex="bold"/>
    </style:style>
    <style:style style:name="P12" style:family="paragraph" style:parent-style-name="Standard">
      <style:paragraph-properties fo:line-height="200%"/>
      <style:text-properties style:font-name="Liberation Mono" style:text-underline-style="solid" style:text-underline-width="auto" style:text-underline-color="font-color" officeooo:rsid="001e5dbd" officeooo:paragraph-rsid="001e5dbd"/>
    </style:style>
    <style:style style:name="P13" style:family="paragraph" style:parent-style-name="Standard">
      <style:text-properties style:font-name="Liberation Mono" officeooo:rsid="00262e95" officeooo:paragraph-rsid="00262e95"/>
    </style:style>
    <style:style style:name="P14" style:family="paragraph" style:parent-style-name="Standard" style:list-style-name="L3">
      <style:paragraph-properties fo:line-height="150%"/>
      <style:text-properties style:font-name="Liberation Mono" officeooo:rsid="0027e8a4" officeooo:paragraph-rsid="0027e8a4"/>
    </style:style>
    <style:style style:name="P15" style:family="paragraph" style:parent-style-name="Standard" style:list-style-name="L3">
      <style:paragraph-properties fo:line-height="150%"/>
      <style:text-properties style:font-name="Liberation Mono" officeooo:rsid="0027e8a4" officeooo:paragraph-rsid="002ae105"/>
    </style:style>
    <style:style style:name="P16" style:family="paragraph" style:parent-style-name="Standard">
      <style:paragraph-properties fo:line-height="200%" fo:break-before="page"/>
      <style:text-properties style:font-name="Liberation Mono" style:text-underline-style="none" officeooo:rsid="002439eb" officeooo:paragraph-rsid="002439eb" fo:background-color="transparent"/>
    </style:style>
    <style:style style:name="P17" style:family="paragraph" style:parent-style-name="Standard">
      <style:paragraph-properties fo:break-before="page"/>
      <style:text-properties style:font-name="Liberation Mono" officeooo:rsid="00262e95" officeooo:paragraph-rsid="00262e95"/>
    </style:style>
    <style:style style:name="T1" style:family="text">
      <style:text-properties officeooo:rsid="001f08de"/>
    </style:style>
    <style:style style:name="T2" style:family="text">
      <style:text-properties officeooo:rsid="00262e95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262e95" fo:background-color="transparent" loext:char-shading-value="0"/>
    </style:style>
    <style:style style:name="T5" style:family="text">
      <style:text-properties fo:background-color="#fff200" loext:char-shading-value="0"/>
    </style:style>
    <style:style style:name="T6" style:family="text">
      <style:text-properties officeooo:rsid="00290a1d"/>
    </style:style>
    <style:style style:name="T7" style:family="text">
      <style:text-properties officeooo:rsid="002ae10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rlos Alemán </text:p>
      <text:p text:style-name="P2">@codefuncode</text:p>
      <text:p text:style-name="P5"/>
      <text:p text:style-name="P11">010-A-1-Logica-Ejemplo-de-entonces-2</text:p>
      <text:p text:style-name="P5"/>
      <text:p text:style-name="P12"><text:span text:style-name="T6">P</text:span> solo si <text:span text:style-name="T6">Q</text:span></text:p>
      <text:p text:style-name="P12"><text:span text:style-name="T6">Q</text:span> si <text:span text:style-name="T6">P</text:span></text:p>
      <text:p text:style-name="P12"><text:span text:style-name="T1">P</text:span> = El número (a + b) es par.</text:p>
      <text:p text:style-name="P12">Q <text:span text:style-name="T1">=</text:span> la salida va para el ordenador.</text:p>
      <text:p text:style-name="P12">R = <text:span text:style-name="T1">El resultado va al usb.</text:span></text:p>
      <text:p text:style-name="P2"/>
      <text:p text:style-name="P10"><text:span text:style-name="T3">Ejercicio 1</text:span></text:p>
      <text:p text:style-name="P7"/>
      <text:p text:style-name="P7">P → Q</text:p>
      <text:list xml:id="list1345748149" text:style-name="L1">
        <text:list-item>
          <text:p text:style-name="P3">Si el resultado va a <text:span text:style-name="T6">USB</text:span>, entonces, el número (a + b) es par y la salida va al ordenador.</text:p>
        </text:list-item>
        <text:list-item>
          <text:p text:style-name="P4">El resultado va al <text:span text:style-name="T6">USB</text:span>, solo si (a + b) es par y la salida va al ordenador.</text:p>
        </text:list-item>
        <text:list-item>
          <text:p text:style-name="P3">El número (a + b) par y la salida va al ordenador si el resultado va al ordenador. <text:s/></text:p>
        </text:list-item>
        <text:list-item>
          <text:p text:style-name="P3">Una condición suficiente para que el resultado va a l ordenador es que. El número (a + b) es par y la salida <text:s/>va para el computador.</text:p>
        </text:list-item>
        <text:list-item>
          <text:p text:style-name="P3"><text:s/>Una condición necesaria para que el resultado va al USB, es que el número (a + b) es par y la salida va al ordenador. </text:p>
          <text:p text:style-name="P3"/>
        </text:list-item>
      </text:list>
      <text:p text:style-name="P6"><text:span text:style-name="T5"/></text:p>
      <text:p text:style-name="P6"><text:soft-page-break/><text:span text:style-name="T5">Q → P</text:span></text:p>
      <text:list xml:id="list2716770227" text:style-name="L2">
        <text:list-item>
          <text:p text:style-name="P8">Si la salida va para le ordenador entonces (a + b) es par.</text:p>
        </text:list-item>
        <text:list-item>
          <text:p text:style-name="P8">La salida va al computador solo si a + b es par. </text:p>
        </text:list-item>
        <text:list-item>
          <text:p text:style-name="P8">El número a + b es par si la salida va para ale ordenador.</text:p>
        </text:list-item>
        <text:list-item>
          <text:p text:style-name="P8"><text:s/>Una condición suficiente para que a + b sea par es que l;a salida va para el ordenador.</text:p>
        </text:list-item>
        <text:list-item>
          <text:p text:style-name="P8"><text:s/>Una condición necesaria para que a + b sea par es que la salida va para el ordenador. <text:s/></text:p>
        </text:list-item>
      </text:list>
      <text:p text:style-name="P1"/>
      <text:p text:style-name="P17">Ejercicio 2 </text:p>
      <text:p text:style-name="P13"/>
      <text:list xml:id="list2338252235" text:style-name="L3">
        <text:list-item>
          <text:p text:style-name="P14">(Si 2 + 2 = 4 entonces 4 &gt; 2) = Verdadero / <text:span text:style-name="T7">Símbolo </text:span>→<text:span text:style-name="T7"> </text:span></text:p>
        </text:list-item>
        <text:list-item>
          <text:p text:style-name="P15">(2 + 2 = 4 si y solo si 4 &gt; 2) = Verdadero / <text:span text:style-name="T7">Símbolo </text:span>→<text:span text:style-name="T7"> </text:span></text:p>
        </text:list-item>
        <text:list-item>
          <text:p text:style-name="P15">(2 + 2 = 4 entonces 4 &lt; 2) = Falso / <text:span text:style-name="T7">Símbolo </text:span>→<text:span text:style-name="T7"> </text:span></text:p>
        </text:list-item>
        <text:list-item>
          <text:p text:style-name="P15">(2 + 2 = 4 si solo si 4 &lt; 2) <text:span text:style-name="T6">= Falso </text:span>/ <text:span text:style-name="T7">Símbolo </text:span>→<text:span text:style-name="T7"> </text:span></text:p>
        </text:list-item>
        <text:list-item>
          <text:p text:style-name="P15">(Si 2 + 2 = 5 entonces 4 &lt; 2) <text:span text:style-name="T6">= Falso </text:span>/ <text:span text:style-name="T7">Símbolo </text:span>→<text:span text:style-name="T7"> </text:span></text:p>
        </text:list-item>
        <text:list-item>
          <text:p text:style-name="P15">(2 + 2 + 5 si solo si 4 &lt; 2) <text:span text:style-name="T6">= Varadero </text:span>/ <text:span text:style-name="T7">Símbolo </text:span>→<text:span text:style-name="T7"> </text:span></text:p>
        </text:list-item>
        <text:list-item>
          <text:p text:style-name="P15">[(2 + 2 = 4) o (4 &lt; 2)] <text:span text:style-name="T6">= Verdadero </text:span>/ <text:span text:style-name="T7">Símbolo v</text:span></text:p>
        </text:list-item>
      </text:list>
      <text:p text:style-name="P16">Nota </text:p>
      <text:p text:style-name="P9"><text:tab/>Que el <text:span text:style-name="T2">número</text:span> a + b sea par es condición necesaria para que la salida va para el ordenador </text:p>
      <text:p text:style-name="P6"><text:span text:style-name="T3">La salida va para el ordenador es condición necesaria para que el </text:span><text:span text:style-name="T4">número</text:span><text:span text:style-name="T3"> a + b sea par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4T20:44:53.008966191</meta:creation-date>
    <dc:date>2020-05-14T21:47:54.274907660</dc:date>
    <meta:editing-duration>PT41M32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4" meta:paragraph-count="32" meta:word-count="390" meta:character-count="1616" meta:non-whitespace-character-count="1253"/>
  </office:meta>
</office:document-meta>
</file>